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3" style:family="paragraph" style:parent-style-name="List_20_Paragraph" style:list-style-name="WWNum4"/>
    <style:style style:name="P4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5" style:family="paragraph" style:parent-style-name="List_20_Paragraph" style:list-style-name="WWNum4">
      <style:text-properties fo:font-size="11pt" style:font-size-asian="11pt" style:font-size-complex="11pt"/>
    </style:style>
    <style:style style:name="P6" style:family="paragraph" style:parent-style-name="List_20_Paragraph" style:list-style-name="WWNum5"/>
    <style:style style:name="P7" style:family="paragraph" style:parent-style-name="List_20_Paragraph" style:list-style-name="WWNum14"/>
    <style:style style:name="P8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P9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1pt" style:font-size-asian="11pt" style:font-size-complex="11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  <style:style style:name="T3" style:family="text">
      <style:text-properties fo:font-size="14pt" style:font-size-asian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0/12/2017 V0.8.5</text:p>
      <text:p text:style-name="P1">Ajout</text:p>
      <text:list xml:id="list4774259530143141630" text:style-name="WWNum4">
        <text:list-item>
          <text:p text:style-name="P4">Suite 3 G plus cadoizo</text:p>
        </text:list-item>
        <text:list-item>
          <text:p text:style-name="P4">Ajout de l'attaque « cadeau » de cadoizo</text:p>
        </text:list-item>
        <text:list-item>
          <text:p text:style-name="P4">Mini refonte de « a propos »</text:p>
        </text:list-item>
      </text:list>
      <text:p text:style-name="P9"><text:span text:style-name="T3">Bug Fix</text:span></text:p>
      <text:list xml:id="list38744149" text:continue-numbering="true" text:style-name="WWNum4">
        <text:list-item>
          <text:p text:style-name="P4">Liste d'iv ne reste plus affiché quand on ne sélectionne plus de Pokémon (information)</text:p>
        </text:list-item>
      </text:list>
      <text:p text:style-name="P1">18/12/2017 V0.8.4</text:p>
      <text:p text:style-name="P1">Ajout</text:p>
      <text:list xml:id="list38775072" text:continue-numbering="true" text:style-name="WWNum4">
        <text:list-item>
          <text:p text:style-name="P4">Azurill plus présent en sauvage</text:p>
        </text:list-item>
        <text:list-item>
          <text:p text:style-name="P4">Ajout des statistiques pour évoluer pour Débugant (mode d'affichage par évolution)</text:p>
        </text:list-item>
        <text:list-item>
          <text:p text:style-name="P4">Ajout des km pour évoluer (pour barpau quand il sera la)</text:p>
        </text:list-item>
        <text:list-item>
          <text:p text:style-name="P4">Partie informations : tableau des types</text:p>
        </text:list-item>
        <text:list-item>
          <text:p text:style-name="P4">Partie information : liste des iv max par lvl</text:p>
          <text:p text:style-name="P8">Bug Fix</text:p>
        </text:list-item>
        <text:list-item>
          <text:p text:style-name="P4">Bug dans rechercher corrigé (problème quand la recherche ne donnait rien et en activant le bonus météo)</text:p>
        </text:list-item>
      </text:list>
      <text:p text:style-name="P1">15/12/2017 V0.8.3</text:p>
      <text:p text:style-name="P1">Ajout</text:p>
      <text:list xml:id="list38773422" text:continue-numbering="true" text:style-name="WWNum4">
        <text:list-item>
          <text:p text:style-name="P4">Bonbon gen 3</text:p>
        </text:list-item>
        <text:list-item>
          <text:p text:style-name="P4">Icône des Types du jeu plutôt que les vieux moches</text:p>
        </text:list-item>
        <text:list-item>
          <text:p text:style-name="P4">Type affiché dans le pokédex</text:p>
        </text:list-item>
        <text:list-item>
          <text:p text:style-name="P4">Dégâts effectif de l’attaque chargée et rapide</text:p>
        </text:list-item>
        <text:list-item>
          <text:p text:style-name="P4">Ajout de l'option aucun deuxième type dans « Pokédex »</text:p>
        </text:list-item>
      </text:list>
      <text:p text:style-name="P1">Bug Fix</text:p>
      <text:list xml:id="list38760702" text:continue-numbering="true" text:style-name="WWNum4">
        <text:list-item>
          <text:p text:style-name="P4">Correction d'un bug qui faisait apparaître des artefacts visuels sur certaine fenêtre transparente (Pokedex)</text:p>
        </text:list-item>
        <text:list-item>
          <text:p text:style-name="P4">Bug dev des types mal intégré en modifiant</text:p>
        </text:list-item>
      </text:list>
      <text:p text:style-name="P1">12/12/2017 V0.8.2</text:p>
      <text:p text:style-name="P1">Ajout</text:p>
      <text:list xml:id="list38756646" text:continue-numbering="true" text:style-name="WWNum4">
        <text:list-item>
          <text:p text:style-name="P5"><text:soft-page-break/>Ajout de filtre dans la partie Liste d'attaque</text:p>
        </text:list-item>
      </text:list>
      <text:p text:style-name="P1">10/12/2017 V0.8.1</text:p>
      <text:p text:style-name="P1">Ajout</text:p>
      <text:list xml:id="list38771603" text:continue-numbering="true" text:style-name="WWNum4">
        <text:list-item>
          <text:p text:style-name="P3">Pokémon 3g dans œufs</text:p>
        </text:list-item>
        <text:list-item>
          <text:p text:style-name="P5">Ajout de la météo (partie information)</text:p>
          <text:list>
            <text:list-header>
              <text:p text:style-name="P8">Bug Fix</text:p>
            </text:list-header>
          </text:list>
        </text:list-item>
        <text:list-item>
          <text:p text:style-name="P5">Absol est bien de type <text:s/>ténèbre</text:p>
        </text:list-item>
      </text:list>
      <text:p text:style-name="P1">09/12/2017 V0.8</text:p>
      <text:p text:style-name="P1">Ajout</text:p>
      <text:list xml:id="list38745872" text:continue-numbering="true" text:style-name="WWNum4">
        <text:list-item>
          <text:p text:style-name="P3">Cp maximum en sauvage n’est plus dépendant du niveau dans « Informations »</text:p>
        </text:list-item>
        <text:list-item>
          <text:p text:style-name="P3">Électrode, Élektek et Élekid avec « É » (et d’autres)</text:p>
        </text:list-item>
        <text:list-item>
          <text:p text:style-name="P3"><text:bookmark text:name="_GoBack"/>Gen 3 (+50 pokémons)</text:p>
        </text:list-item>
        <text:list-item>
          <text:p text:style-name="P3">10 nouvelles attaques</text:p>
        </text:list-item>
        <text:list-item>
          <text:p text:style-name="P3">refonte de la sélection dans pokédex</text:p>
        </text:list-item>
      </text:list>
      <text:p text:style-name="P1">02/12/2017 V0.7.24</text:p>
      <text:p text:style-name="P1">Ajout</text:p>
      <text:list xml:id="list38765052" text:continue-numbering="true" text:style-name="WWNum4">
        <text:list-item>
          <text:p text:style-name="P3">Raikou plus présent en raid</text:p>
        </text:list-item>
        <text:list-item>
          <text:p text:style-name="P3">Liste des pokémons dans les œufs mise à jour</text:p>
        </text:list-item>
        <text:list-item>
          <text:p text:style-name="P3">Genre possible des pokémon aussi affiché dans pokédex en mode evolution.</text:p>
        </text:list-item>
        <text:list-item>
          <text:p text:style-name="P3">Affichage par oeuf</text:p>
        </text:list-item>
      </text:list>
      <text:p text:style-name="P1">30/11/2017 V0.7.23</text:p>
      <text:p text:style-name="P1">Ajout</text:p>
      <text:list xml:id="list38768634" text:continue-numbering="true" text:style-name="WWNum4">
        <text:list-item>
          <text:p text:style-name="P3">Dans « Taux de capture » tri possible (et seul les Pokémon disponible en jeu s’affichent)</text:p>
        </text:list-item>
        <text:list-item>
          <text:p text:style-name="P3"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38765806" text:continue-numbering="true" text:style-name="WWNum4">
        <text:list-item>
          <text:p text:style-name="P3">Version mac et linux</text:p>
        </text:list-item>
      </text:list>
      <text:p text:style-name="P1">Bug Fix</text:p>
      <text:list xml:id="list38750140" text:continue-numbering="true" text:style-name="WWNum4">
        <text:list-item>
          <text:p text:style-name="P3"><text:soft-page-break/>Correction d’un bug qui affiché le nom des pokémon sans genre au mauvais endroit dans « pokédex »</text:p>
        </text:list-item>
        <text:list-item>
          <text:p text:style-name="P3">Bug accent médaille</text:p>
        </text:list-item>
      </text:list>
      <text:p text:style-name="P1">27/11/2017 V0.7.18</text:p>
      <text:p text:style-name="P1">Ajout</text:p>
      <text:list xml:id="list38756101" text:continue-numbering="true" text:style-name="WWNum4">
        <text:list-item>
          <text:p text:style-name="P3">Classement par % de capture puis par nombre de vu (et non plus par numéro de pokedex) dans « Taux de capture ».</text:p>
        </text:list-item>
      </text:list>
      <text:p text:style-name="P1">26/11/2017 V0.7.16</text:p>
      <text:p text:style-name="P1">Ajout</text:p>
      <text:list xml:id="list38759425" text:continue-numbering="true" text:style-name="WWNum4">
        <text:list-item>
          <text:p text:style-name="P3">Suppression de combinaisons impossible dans « Calculateur d’IV »</text:p>
        </text:list-item>
        <text:list-item>
          <text:p text:style-name="P3">Retour de Magicarpe dans les raid niveau 1</text:p>
        </text:list-item>
        <text:list-item>
          <text:p text:style-name="P3">Onglet « taux de capture »</text:p>
        </text:list-item>
        <text:list-item>
          <text:p text:style-name="P3">Updater qui se met a jour auto</text:p>
        </text:list-item>
      </text:list>
      <text:p text:style-name="P1">Bug Fix</text:p>
      <text:list xml:id="list8681276516707507573" text:style-name="WWNum5">
        <text:list-item>
          <text:p text:style-name="P6"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38745791" text:continue-numbering="true" text:style-name="WWNum5">
        <text:list-item>
          <text:p text:style-name="P6">Capture d’onglet en jpg (1mo au lieu de 13mo l’image <text:span text:style-name="T2">😉</text:span>)</text:p>
        </text:list-item>
        <text:list-item>
          <text:p text:style-name="P6">Pokedex en PDF ! (Et autres)</text:p>
        </text:list-item>
        <text:list-item>
          <text:p text:style-name="P6">Message d'erreur si le fichier est utilisé (.jpg et .pdf)</text:p>
        </text:list-item>
        <text:list-item>
          <text:p text:style-name="P6">Ajout d'un onglet exporter (jpg et pdf)</text:p>
        </text:list-item>
      </text:list>
      <text:p text:style-name="P1">19/11/2017 V0.7.14</text:p>
      <text:p text:style-name="P1">Ajout</text:p>
      <text:list xml:id="list38765282" text:continue-numbering="true" text:style-name="WWNum5">
        <text:list-item>
          <text:p text:style-name="P6">Ajout d'une ligne merci à Chrales dans « A propos »</text:p>
        </text:list-item>
        <text:list-item>
          <text:p text:style-name="P6">« A propos » mise à jour avec la nouvelle source d’images</text:p>
        </text:list-item>
        <text:list-item>
          <text:p text:style-name="P6">Refonte de la création d'un dresseur au premier lancement</text:p>
        </text:list-item>
      </text:list>
      <text:p text:style-name="P1">Bug Fix</text:p>
      <text:list xml:id="list38753558" text:continue-numbering="true" text:style-name="WWNum5">
        <text:list-item>
          <text:p text:style-name="P6">Correction du bug qui déplacé la fenêtre de l'application quand on ouvrait « A propos »</text:p>
        </text:list-item>
      </text:list>
      <text:p text:style-name="P1">18/11/2017 V0.7.13</text:p>
      <text:p text:style-name="P1"><text:soft-page-break/>Ajout</text:p>
      <text:list xml:id="list38750096" text:continue-numbering="true" text:style-name="WWNum5">
        <text:list-item>
          <text:p text:style-name="P6">Ajout d'un splash screen (écran d'attente au chargement de l'appli)</text:p>
        </text:list-item>
        <text:list-item>
          <text:p text:style-name="P6">Léger réajustement d'interface</text:p>
        </text:list-item>
        <text:list-item>
          <text:p text:style-name="P6">Refonte de la partie « Liste d’attaques »</text:p>
        </text:list-item>
        <text:list-item>
          <text:p text:style-name="P6">Suppression du bouton « Voir les attaques » dans « Informations » (suite à la refonte de la partie attaque)</text:p>
        </text:list-item>
        <text:list-item>
          <text:p text:style-name="P6">Ajout de la liste des attaques legacy (plus disponible pour le Pokémon)</text:p>
        </text:list-item>
        <text:list-item>
          <text:p text:style-name="P6">Ajout d'un menu de prise de capture d'onglet (en png) (un peu lourd)</text:p>
        </text:list-item>
        <text:list-item>
          <text:p text:style-name="P6">Ajustement des couleurs en font (Pokedex)</text:p>
        </text:list-item>
        <text:list-item>
          <text:p text:style-name="P6">Couleur du texte de liste d'IV changé (seul le % est coloré)</text:p>
        </text:list-item>
        <text:list-item>
          <text:p text:style-name="P6">Ajout de toutes les attaques</text:p>
        </text:list-item>
        <text:list-item>
          <text:p text:style-name="P6">Vérification d'erreur attaque (ok !)</text:p>
        </text:list-item>
        <text:list-item>
          <text:p text:style-name="P6">La partie taux de capture dans « Informations » à une taille qui s'adapte au nombre de tableau (0 - 1 - 3 - 4)</text:p>
        </text:list-item>
        <text:list-item>
          <text:p text:style-name="P6">Niveau par palier de 0.5 dans « Information »</text:p>
        </text:list-item>
        <text:list-item>
          <text:p text:style-name="P6">Images des Pokémon représentant plus leurs tailles respective (merci Chrales)</text:p>
        </text:list-item>
        <text:list-item>
          <text:p text:style-name="P6">Images de meilleures qualité (type, bonbon...)</text:p>
        </text:list-item>
        <text:list-item>
          <text:p text:style-name="P6">Genre des Pokémon + images !</text:p>
        </text:list-item>
        <text:list-item>
          <text:p text:style-name="P6">Image Pokémon Shiny !</text:p>
        </text:list-item>
        <text:list-item>
          <text:p text:style-name="P6">Pokémon asexué !</text:p>
        </text:list-item>
      </text:list>
      <text:p text:style-name="P1">Bug fix</text:p>
      <text:list xml:id="list38751762" text:continue-numbering="true" text:style-name="WWNum5">
        <text:list-item>
          <text:p text:style-name="P6">Les évolutions d'évoli sont affiché dans le bon ordre</text:p>
        </text:list-item>
        <text:list-item>
          <text:p text:style-name="P6">Correction de nom de l'attaque Eclat magique</text:p>
        </text:list-item>
        <text:list-item>
          <text:p text:style-name="P6">Correction de fautes d'orthographes</text:p>
        </text:list-item>
        <text:list-item>
          <text:p text:style-name="P6">Correction d'un problème de calcul dans « Calculateur d'iv »</text:p>
        </text:list-item>
        <text:list-item>
          <text:p text:style-name="P6">Liste des IV correctement classé par % de perfection</text:p>
        </text:list-item>
        <text:list-item>
          <text:p text:style-name="P6">Correction d'un bug ou la liste des attaques plus disponible était mal actualisé</text:p>
        </text:list-item>
        <text:list-item>
          <text:p text:style-name="P6">Correction du nom de l'attaque vent violent</text:p>
        </text:list-item>
        <text:list-item>
          <text:p text:style-name="P6">Attaque correctement classées (accents :))</text:p>
        </text:list-item>
      </text:list>
      <text:p text:style-name="Standard"/>
      <text:p text:style-name="P1">14/11/2017 V0.7.12</text:p>
      <text:p text:style-name="P1"><text:soft-page-break/>Ajout</text:p>
      <text:list xml:id="list38769958" text:continue-numbering="true" text:style-name="WWNum5">
        <text:list-item>
          <text:p text:style-name="P6">Refonte de la partie « Information »</text:p>
        </text:list-item>
        <text:list-item>
          <text:p text:style-name="P6">Amélioration des performances de recherche dans « Informations » et « Calculateur IV »</text:p>
        </text:list-item>
        <text:list-item>
          <text:p text:style-name="P6">Optimisation des listes avec images</text:p>
        </text:list-item>
        <text:list-item>
          <text:p text:style-name="P6">Ajout du niveau du Pokémon dans les tableaux de chance de capture</text:p>
        </text:list-item>
        <text:list-item>
          <text:p text:style-name="P6">Ajout d'un bouton pour voir le combo d'attaque dans l'onglet Attaques</text:p>
        </text:list-item>
        <text:list-item>
          <text:p text:style-name="P6">Arrière-plan de meilleure qualité</text:p>
        </text:list-item>
        <text:list-item>
          <text:p text:style-name="P6">Ajout des Attaque jusqu'à O</text:p>
        </text:list-item>
      </text:list>
      <text:p text:style-name="P1">Bug fix</text:p>
      <text:list xml:id="list38769363" text:continue-numbering="true" text:style-name="WWNum5">
        <text:list-item>
          <text:p text:style-name="P6">Correction d'un bug qui laissé des informations dans l'onglet « Informations » alors que la recherche ne donnait pas de résultat</text:p>
        </text:list-item>
        <text:list-item>
          <text:p text:style-name="P6">Correction d'un bug ou certains Pokémon n'apparaissait pas en mode « Afficher par évolution »</text:p>
        </text:list-item>
      </text:list>
      <text:p text:style-name="P1">13/11/2017 V0.7.11</text:p>
      <text:p text:style-name="P1">Ajout</text:p>
      <text:list xml:id="list38746380" text:continue-numbering="true" text:style-name="WWNum5">
        <text:list-item>
          <text:p text:style-name="P6">Ajout des pré-évolution</text:p>
        </text:list-item>
        <text:list-item>
          <text:p text:style-name="P6">Classement par évolution !</text:p>
        </text:list-item>
        <text:list-item>
          <text:p text:style-name="P6">Ajout des objets d’évolutions</text:p>
        </text:list-item>
        <text:list-item>
          <text:p text:style-name="P6">Ajout des Attaque jusqu'à L</text:p>
        </text:list-item>
      </text:list>
      <text:p text:style-name="P1">Bug fix</text:p>
      <text:p text:style-name="Standard"><text:tab/>- Correction d'un bug de taille du texte des barres de progression dans Statistiques (médailles)</text:p>
      <text:p text:style-name="P1">09/11/2017 V0.7.10</text:p>
      <text:p text:style-name="P1">Ajout</text:p>
      <text:list xml:id="list38756562" text:continue-numbering="true" text:style-name="WWNum5">
        <text:list-item>
          <text:p text:style-name="P6">Tri par type de Pokémon</text:p>
        </text:list-item>
        <text:list-item>
          <text:p text:style-name="P6">Ajout des images des types dans les listes déroulantes (type du Pokémon et type des attaques)</text:p>
        </text:list-item>
        <text:list-item>
          <text:p text:style-name="P6">Refonte du l'interface de tri dans « Pokédex » pour le rendre plus clair</text:p>
        </text:list-item>
      </text:list>
      <text:p text:style-name="P1">Bug fix</text:p>
      <text:list xml:id="list38760865" text:continue-numbering="true" text:style-name="WWNum5">
        <text:list-item>
          <text:p text:style-name="P6">Correction de Pokémon n'ayant pas le bon type</text:p>
        </text:list-item>
        <text:list-item>
          <text:p text:style-name="P6">Résolution d'un problème de mauvaise sauvegarde des données des attaques legacy depuis l'updateur</text:p>
        </text:list-item>
      </text:list>
      <text:p text:style-name="P1"><text:soft-page-break/>08/11/2017 V0.7.9</text:p>
      <text:p text:style-name="P1">Ajout</text:p>
      <text:list xml:id="list38756475" text:continue-numbering="true" text:style-name="WWNum5">
        <text:list-item>
          <text:p text:style-name="P6">Informations : Liste d'évolution représentée par les images des Pokémons (cliquable)</text:p>
        </text:list-item>
        <text:list-item>
          <text:p text:style-name="P6">Ajout des attaques des Pokémon jusqu'à G</text:p>
        </text:list-item>
        <text:list-item>
          <text:p text:style-name="P6">Ajout de la liste des attaques qui ne sont plus disponible pour un Pokémon (vide pour le moment)</text:p>
        </text:list-item>
      </text:list>
      <text:list xml:id="list6334294992054856107" text:style-name="WWNum14">
        <text:list-item>
          <text:p text:style-name="P7">Bug fix-</text:p>
        </text:list-item>
        <text:list-item>
          <text:p text:style-name="P7">Correction de fautes d'orthographes</text:p>
        </text:list-item>
        <text:list-item>
          <text:p text:style-name="P7">Suppression d'une attaque présente en double</text:p>
        </text:list-item>
      </text:list>
      <text:p text:style-name="P1">05/11/2017 V0.7.8</text:p>
      <text:p text:style-name="P1">Ajout</text:p>
      <text:list xml:id="list38748934" text:continue-numbering="true" text:style-name="WWNum14">
        <text:list-item>
          <text:p text:style-name="P7">Mise à jour des Pokémon de raid (nouveaux venus et disparition)</text:p>
        </text:list-item>
        <text:list-item>
          <text:p text:style-name="P7">Tenefix et Skelenox dans œuf (et d'autres)</text:p>
        </text:list-item>
        <text:list-item>
          <text:p text:style-name="P7">Tri « Présent dans un œuf » (Pokédex)</text:p>
        </text:list-item>
        <text:list-item>
          <text:p text:style-name="P7">Distance d'œuf dans "informations"</text:p>
        </text:list-item>
        <text:list-item>
          <text:p text:style-name="P7">Ajout des attaques de chaque Pokémons (jusqu'a B pour les attaques)</text:p>
        </text:list-item>
      </text:list>
      <text:p text:style-name="P1">Bug fix</text:p>
      <text:list xml:id="list38770000" text:continue-numbering="true" text:style-name="WWNum14">
        <text:list-item>
          <text:p text:style-name="P7">Correction d'un bug qui donnait de mauvaises informations sur un Pokémon possédé ou non si on cliqué trop vite dessus (mais fallait être fort)</text:p>
        </text:list-item>
      </text:list>
      <text:p text:style-name="P1">04/11/2017 V0.7.7</text:p>
      <text:p text:style-name="P1">Ajout</text:p>
      <text:list xml:id="list38755117" text:continue-numbering="true" text:style-name="WWNum14">
        <text:list-item>
          <text:p text:style-name="P7">Clean de code (invisible pour l'utilisateur)</text:p>
        </text:list-item>
        <text:list-item>
          <text:p text:style-name="P7">Harmonisation des couleurs</text:p>
        </text:list-item>
      </text:list>
      <text:p text:style-name="P1">Bug fix</text:p>
      <text:list xml:id="list38769692" text:continue-numbering="true" text:style-name="WWNum14">
        <text:list-item>
          <text:p text:style-name="P7"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38750122" text:continue-numbering="true" text:style-name="WWNum14">
        <text:list-item>
          <text:p text:style-name="P7">Ajout de toutes les attaques et début de l'ajout des attaques pour chaque Pokémons</text:p>
        </text:list-item>
      </text:list>
      <text:p text:style-name="P1">02/11/2017 V0.7.5</text:p>
      <text:p text:style-name="P1"><text:soft-page-break/>Ajout</text:p>
      <text:list xml:id="list38754334" text:continue-numbering="true" text:style-name="WWNum14">
        <text:list-item>
          <text:p text:style-name="P7">Ajout de la prise en compte du nouveau niveau max des Pokémon (40 quand Niantic aura vraiment corrigé le truc)</text:p>
        </text:list-item>
        <text:list-item>
          <text:p text:style-name="P7">Ajout de fonctions de tri dans la partie Pokédex</text:p>
        </text:list-item>
      </text:list>
      <text:p text:style-name="P1">31/10/2017 V0.7.4</text:p>
      <text:p text:style-name="P1">Ajout</text:p>
      <text:list xml:id="list38769372" text:continue-numbering="true" text:style-name="WWNum14">
        <text:list-item>
          <text:p text:style-name="P7">Mise à jour de l'appli depuis un updateur (et des fichiers)</text:p>
        </text:list-item>
      </text:list>
      <text:p text:style-name="P1">27/10/2017 V0.7.3</text:p>
      <text:p text:style-name="P1">Ajout</text:p>
      <text:list xml:id="list38770179" text:continue-numbering="true" text:style-name="WWNum14">
        <text:list-item>
          <text:p text:style-name="P7">Début de mise en place de maj des fichiers de base de l'application (pas encore OP)</text:p>
        </text:list-item>
      </text:list>
      <text:p text:style-name="P1">Bug fix</text:p>
      <text:list xml:id="list38751065" text:continue-numbering="true" text:style-name="WWNum14">
        <text:list-item>
          <text:p text:style-name="P7"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Ajout</text:p>
      <text:list xml:id="list38773797" text:continue-numbering="true" text:style-name="WWNum14">
        <text:list-item>
          <text:p text:style-name="P7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7">Suppression de combinaison d'IV impossible (meilleure précision et meilleure rapidité de calcul)</text:p>
        </text:list-item>
      </text:list>
      <text:p text:style-name="P1">Bug fix</text:p>
      <text:list xml:id="list38752201" text:continue-numbering="true" text:style-name="WWNum14">
        <text:list-item>
          <text:p text:style-name="P7">Correction d'un bug qui faisait apparaitre du texte non désiré dans la partie « Calculateur d'IV », quand on sélectionné un Pokémon dans la partie « Informations »</text:p>
        </text:list-item>
        <text:list-item>
          <text:p text:style-name="P7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116</meta:editing-cycles>
    <meta:creation-date>2017-11-19T07:24:00</meta:creation-date>
    <dc:date>2017-12-20T18:57:25.30</dc:date>
    <meta:editing-duration>P1DT5H5M5S</meta:editing-duration>
    <meta:generator>OpenOffice/4.1.4$Win32 OpenOffice.org_project/414m5$Build-9788</meta:generator>
    <meta:document-statistic meta:table-count="0" meta:image-count="0" meta:object-count="0" meta:page-count="7" meta:paragraph-count="183" meta:word-count="1395" meta:character-count="766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